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384E0BB2EEEDDD757C6.png" manifest:media-type="image/png"/>
  <manifest:file-entry manifest:full-path="Pictures/1000000000000470000003B5561B78206D2E716F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6" style:family="graphic" style:parent-style-name="standard">
      <style:graphic-properties svg:stroke-color="#2c001e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2.606cm" svg:y1="11.638cm" svg:x2="2.606cm" svg:y2="8.438cm">
          <text:p/>
        </draw:line>
        <draw:line draw:style-name="gr1" draw:text-style-name="P1" draw:layer="layout" svg:x1="2.606cm" svg:y1="11.638cm" svg:x2="5.806cm" svg:y2="11.638cm">
          <text:p/>
        </draw:line>
        <draw:frame draw:style-name="gr2" draw:text-style-name="P2" draw:layer="layout" svg:width="1.594cm" svg:height="0.962cm" svg:x="1.606cm" svg:y="7.438cm">
          <draw:text-box>
            <text:p>a(x)</text:p>
          </draw:text-box>
        </draw:frame>
        <draw:frame draw:style-name="gr2" draw:text-style-name="P2" draw:layer="layout" svg:width="1.594cm" svg:height="0.962cm" svg:x="5.006cm" svg:y="12.038cm">
          <draw:text-box>
            <text:p>c(z)</text:p>
          </draw:text-box>
        </draw:frame>
        <draw:frame draw:style-name="gr3" draw:text-style-name="P2" draw:layer="layout" svg:width="1.065cm" svg:height="0.962cm" svg:x="18.935cm" svg:y="1.438cm">
          <draw:text-box>
            <text:p>a)</text:p>
          </draw:text-box>
        </draw:frame>
        <draw:frame draw:style-name="gr3" draw:text-style-name="P2" draw:layer="layout" svg:width="1.065cm" svg:height="0.962cm" svg:x="18.6cm" svg:y="10.838cm">
          <draw:text-box>
            <text:p>b)</text:p>
          </draw:text-box>
        </draw:frame>
        <draw:frame draw:style-name="gr2" draw:text-style-name="P2" draw:layer="layout" svg:width="1.594cm" svg:height="0.962cm" svg:x="1.306cm" svg:y="12.038cm">
          <draw:text-box>
            <text:p>b(y)</text:p>
          </draw:text-box>
        </draw:frame>
        <draw:frame draw:style-name="gr4" draw:text-style-name="P2" draw:layer="layout" svg:width="2.335cm" svg:height="0.962cm" svg:x="19.865cm" svg:y="1.438cm">
          <draw:text-box>
            <text:p>Cmcm</text:p>
          </draw:text-box>
        </draw:frame>
        <draw:frame draw:style-name="gr5" draw:text-style-name="P2" draw:layer="layout" svg:width="2.157cm" svg:height="0.962cm" svg:x="19.643cm" svg:y="10.838cm">
          <draw:text-box>
            <text:p>Pnma</text:p>
          </draw:text-box>
        </draw:frame>
        <draw:custom-shape draw:style-name="gr6" draw:text-style-name="P3" draw:layer="layout" svg:width="0.5cm" svg:height="0.5cm" svg:x="2.406cm" svg:y="11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10.989cm" svg:height="9.18cm" svg:x="7.411cm" svg:y="1.291cm">
          <draw:image xlink:href="Pictures/1000000000000470000003B5561B78206D2E716F.png" xlink:type="simple" xlink:show="embed" xlink:actuate="onLoad">
            <text:p/>
          </draw:image>
        </draw:frame>
        <draw:frame draw:style-name="gr7" draw:text-style-name="P1" draw:layer="layout" svg:width="10.6cm" svg:height="9.343cm" svg:x="7.6cm" svg:y="10.786cm">
          <draw:image xlink:href="Pictures/10000000000003FD00000384E0BB2EEEDDD757C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fo:padding-left="0.2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6:16:52.242477719</meta:creation-date>
    <dc:date>2020-01-07T14:59:13.547484669</dc:date>
    <meta:editing-duration>PT1H41M18S</meta:editing-duration>
    <meta:editing-cycles>30</meta:editing-cycles>
    <meta:generator>LibreOffice/5.1.6.2$Linux_X86_64 LibreOffice_project/10m0$Build-2</meta:generator>
    <meta:document-statistic meta:object-count="35"/>
  </office:meta>
</office:document-meta>
</file>